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style:font-size-asian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2.54cm" svg:x="3.302cm" svg:y="10.668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5.334cm" svg:y="6.571cm">
          <text:p text:style-name="P1">REST API</text:p>
          <text:p text:style-name="P1">YII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2cm" svg:y1="9.111cm" svg:x2="5.08cm" svg:y2="10.635cm">
          <text:p/>
        </draw:line>
        <draw:custom-shape draw:style-name="gr1" draw:text-style-name="P1" draw:layer="layout" svg:width="6.096cm" svg:height="2.54cm" svg:x="16.764cm" svg:y="3.048cm">
          <text:p text:style-name="P1">UI on Deskstop</text:p>
          <text:p text:style-name="P1"><text:span text:style-name="T1">Angularjs+SeaJ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35cm" svg:y="10.635cm">
          <text:p text:style-name="P1">SM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2cm" svg:y1="9.211cm" svg:x2="7.62cm" svg:y2="10.481cm">
          <text:p/>
        </draw:line>
        <draw:custom-shape draw:style-name="gr1" draw:text-style-name="P1" draw:layer="layout" svg:width="2.54cm" svg:height="2.54cm" svg:x="9.398cm" svg:y="10.635cm">
          <text:p text:style-name="P1">Emai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62cm" svg:y1="9.111cm" svg:x2="10.16cm" svg:y2="10.381cm">
          <text:p/>
        </draw:line>
        <draw:custom-shape draw:style-name="gr1" draw:text-style-name="P1" draw:layer="layout" svg:width="6.096cm" svg:height="2.54cm" svg:x="16.764cm" svg:y="7.32cm">
          <text:p text:style-name="P1">UI on Mobile</text:p>
          <text:p text:style-name="P1"><text:span text:style-name="T1">LungoJ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2.794cm" svg:x="16.764cm" svg:y="11.43cm">
          <text:p text:style-name="P1">Webot for WeiXi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22cm" svg:y1="7.366cm" svg:x2="15.494cm" svg:y2="5.08cm">
          <text:p/>
        </draw:line>
        <draw:line draw:style-name="gr3" draw:text-style-name="P1" draw:layer="layout" svg:x1="11.176cm" svg:y1="8.382cm" svg:x2="15.494cm" svg:y2="8.636cm">
          <text:p/>
        </draw:line>
        <draw:line draw:style-name="gr3" draw:text-style-name="P1" draw:layer="layout" svg:x1="11.176cm" svg:y1="9.144cm" svg:x2="16.002cm" svg:y2="12.446cm">
          <text:p/>
        </draw:line>
        <draw:line draw:style-name="gr3" draw:text-style-name="P1" draw:layer="layout" svg:x1="19.558cm" svg:y1="11.276cm" svg:x2="19.558cm" svg:y2="9.96cm">
          <text:p/>
        </draw:line>
        <draw:custom-shape draw:style-name="gr1" draw:text-style-name="P1" draw:layer="layout" svg:width="3.81cm" svg:height="2.794cm" svg:x="5.696cm" svg:y="1.016cm">
          <text:p text:style-name="P1">Unit Tes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28cm" svg:y1="6.096cm" svg:x2="7.628cm" svg:y2="4.064cm">
          <text:p/>
        </draw:line>
        <draw:line draw:style-name="gr2" draw:text-style-name="P1" draw:layer="layout" svg:x1="0.762cm" svg:y1="14.986cm" svg:x2="26.924cm" svg:y2="14.986cm">
          <text:p/>
        </draw:line>
        <draw:custom-shape draw:style-name="gr1" draw:text-style-name="P1" draw:layer="layout" svg:width="4.826cm" svg:height="3.048cm" svg:x="7.366cm" svg:y="16.656cm">
          <text:p text:style-name="P1">C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048cm" svg:x="14.224cm" svg:y="16.656cm">
          <text:p text:style-name="P1">Ali Clou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6cm" svg:y1="15.24cm" svg:x2="10.16cm" svg:y2="16.51cm">
          <text:p/>
        </draw:line>
        <draw:line draw:style-name="gr3" draw:text-style-name="P1" draw:layer="layout" svg:x1="12.7cm" svg:y1="18.288cm" svg:x2="13.97cm" svg:y2="18.288cm">
          <text:p/>
        </draw:line>
        <draw:frame draw:style-name="gr4" draw:layer="layout" svg:width="7.999cm" svg:height="0.963cm" svg:x="10.254cm" svg:y="8.099cm">
          <draw:text-box>
            <text:p/>
          </draw:text-box>
        </draw:frame>
        <draw:frame draw:style-name="gr5" draw:layer="layout" svg:width="6.852cm" svg:height="1.072cm" svg:x="9.652cm" svg:y="19.704cm">
          <draw:text-box>
            <text:p>这里是自动构建和部署</text:p>
          </draw:text-box>
        </draw:frame>
        <draw:frame draw:style-name="gr5" draw:layer="layout" svg:width="8.421cm" svg:height="1.072cm" svg:x="19.62cm" svg:y="10.16cm">
          <draw:text-box>
            <text:p>从微信对话框跳到Mobile UI</text:p>
          </draw:text-box>
        </draw:frame>
        <draw:line draw:style-name="gr3" draw:text-style-name="P1" draw:layer="layout" svg:x1="16.256cm" svg:y1="11.938cm" svg:x2="11.684cm" svg:y2="9.144cm">
          <text:p/>
        </draw:line>
        <draw:line draw:style-name="gr3" draw:text-style-name="P1" draw:layer="layout" svg:x1="15.494cm" svg:y1="8.382cm" svg:x2="11.43cm" svg:y2="8.099cm">
          <text:p/>
        </draw:line>
        <draw:line draw:style-name="gr3" draw:text-style-name="P1" draw:layer="layout" svg:x1="14.732cm" svg:y1="4.826cm" svg:x2="10.922cm" svg:y2="6.858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2" draw:text-style-name="P1" draw:layer="layout" svg:x1="0.762cm" svg:y1="14.986cm" svg:x2="26.924cm" svg:y2="14.986cm">
          <text:p/>
        </draw:line>
        <draw:custom-shape draw:style-name="gr7" draw:text-style-name="P1" draw:layer="Layout" svg:width="6.35cm" svg:height="3.048cm" svg:x="14.224cm" svg:y="16.656cm">
          <text:p text:style-name="P1">Ali Clou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38cm" svg:y1="15.494cm" svg:x2="13.97cm" svg:y2="18.288cm">
          <text:p/>
        </draw:line>
        <draw:frame draw:style-name="gr5" draw:layer="layout" svg:width="10.027cm" svg:height="1.072cm" svg:x="9.652cm" svg:y="19.704cm">
          <draw:text-box>
            <text:p>这里是人肉部署，还没有单元测试</text:p>
          </draw:text-box>
        </draw:frame>
        <draw:custom-shape draw:style-name="gr1" draw:text-style-name="P1" draw:layer="layout" svg:width="6.096cm" svg:height="2.794cm" svg:x="1.778cm" svg:y="5.08cm">
          <text:p text:style-name="P1">Webot for WeiXi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4.732cm" svg:height="7.874cm" svg:x="11.176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08cm" svg:height="1.778cm" svg:x="11.176cm" svg:y="10.414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032cm" svg:x="12.192cm" svg:y="7.112cm">
          <text:p text:style-name="P1">Mobile 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2.032cm" svg:x="12.192cm" svg:y="3.842cm">
          <text:p text:style-name="P1">不规范的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286cm" svg:x="11.176cm" svg:y="12.446cm">
          <text:p text:style-name="P1">SM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82cm" svg:y1="6.096cm" svg:x2="12.192cm" svg:y2="4.826cm">
          <text:p/>
        </draw:line>
        <draw:line draw:style-name="gr3" draw:text-style-name="P1" draw:layer="layout" svg:x1="8.382cm" svg:y1="6.604cm" svg:x2="12.192cm" svg:y2="8.128cm">
          <text:p/>
        </draw:line>
        <draw:line draw:style-name="gr3" draw:text-style-name="P1" draw:layer="layout" svg:x1="8.382cm" svg:y1="8.382cm" svg:x2="10.922cm" svg:y2="11.176cm">
          <text:p/>
        </draw:line>
        <draw:line draw:style-name="gr3" draw:text-style-name="P1" draw:layer="layout" svg:x1="7.62cm" svg:y1="8.636cm" svg:x2="10.668cm" svg:y2="13.208cm">
          <text:p/>
        </draw:line>
        <draw:custom-shape draw:style-name="gr1" draw:text-style-name="P1" draw:layer="layout" svg:width="7.874cm" svg:height="2.032cm" svg:x="17.018cm" svg:y="7.112cm">
          <text:p text:style-name="P1">PC 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62cm" svg:y1="9.398cm" svg:x2="13.462cm" svg:y2="10.668cm">
          <text:p/>
        </draw:line>
        <draw:line draw:style-name="gr3" draw:text-style-name="P1" draw:layer="layout" svg:x1="16.248cm" svg:y1="6.096cm" svg:x2="16.256cm" svg:y2="10.668cm">
          <text:p/>
        </draw:line>
        <draw:line draw:style-name="gr3" draw:text-style-name="P1" draw:layer="layout" svg:x1="19.304cm" svg:y1="9.144cm" svg:x2="19.304cm" svg:y2="10.668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2" draw:layer="Layout" svg:width="2.54cm" svg:height="2.54cm" svg:x="1.902cm" svg:y="10.668cm">
          <text:p text:style-name="P2">Mysq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6cm" svg:height="5.809cm" svg:x="0.762cm" svg:y="3.253cm">
          <text:p text:style-name="P2">YII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2cm" svg:y1="9.111cm" svg:x2="3.48cm" svg:y2="10.635cm">
          <text:p/>
        </draw:line>
        <draw:custom-shape draw:style-name="gr7" draw:text-style-name="P2" draw:layer="Layout" svg:width="2.54cm" svg:height="2.253cm" svg:x="9.398cm" svg:y="11.684cm">
          <text:p text:style-name="P2">S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096cm" svg:height="2.54cm" svg:x="16.764cm" svg:y="7.32cm">
          <text:p text:style-name="P2">New UI on Mobile</text:p>
          <text:p text:style-name="P2"><text:span text:style-name="T1">LungoJ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096cm" svg:height="2.794cm" svg:x="16.764cm" svg:y="11.43cm">
          <text:p text:style-name="P2">Webot for WeiXi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76cm" svg:y1="6.858cm" svg:x2="16.21cm" svg:y2="8.89cm">
          <text:p/>
        </draw:line>
        <draw:line draw:style-name="gr3" draw:text-style-name="P1" draw:layer="layout" svg:x1="10.46cm" svg:y1="7.62cm" svg:x2="16.002cm" svg:y2="12.446cm">
          <text:p/>
        </draw:line>
        <draw:line draw:style-name="gr3" draw:text-style-name="P1" draw:layer="layout" svg:x1="19.558cm" svg:y1="11.276cm" svg:x2="19.558cm" svg:y2="9.96cm">
          <text:p/>
        </draw:line>
        <draw:custom-shape draw:style-name="gr7" draw:text-style-name="P2" draw:layer="Layout" svg:width="3.81cm" svg:height="2.794cm" svg:x="14.732cm" svg:y="1.27cm">
          <text:p text:style-name="P2">Unit Tes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3cm" svg:y1="6.096cm" svg:x2="14.224cm" svg:y2="4.318cm">
          <text:p/>
        </draw:line>
        <draw:line draw:style-name="gr2" draw:text-style-name="P1" draw:layer="layout" svg:x1="0.762cm" svg:y1="14.986cm" svg:x2="26.924cm" svg:y2="14.986cm">
          <text:p/>
        </draw:line>
        <draw:custom-shape draw:style-name="gr7" draw:text-style-name="P2" draw:layer="Layout" svg:width="6.35cm" svg:height="3.048cm" svg:x="14.224cm" svg:y="16.656cm">
          <text:p text:style-name="P2">Ali Clou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15.494cm" svg:x2="13.97cm" svg:y2="18.288cm">
          <text:p/>
        </draw:line>
        <draw:frame draw:style-name="gr5" draw:text-style-name="P3" draw:layer="layout" svg:width="4.312cm" svg:height="1.072cm" svg:x="9.652cm" svg:y="19.704cm">
          <draw:text-box>
            <text:p text:style-name="P3">继续人肉部署</text:p>
          </draw:text-box>
        </draw:frame>
        <draw:frame draw:style-name="gr5" draw:text-style-name="P4" draw:layer="layout" svg:width="8.421cm" svg:height="1.072cm" svg:x="19.62cm" svg:y="10.16cm">
          <draw:text-box>
            <text:p text:style-name="P4">从微信对话框跳到Mobile UI</text:p>
          </draw:text-box>
        </draw:frame>
        <draw:line draw:style-name="gr3" draw:text-style-name="P1" draw:layer="layout" svg:x1="16.256cm" svg:y1="11.938cm" svg:x2="10.46cm" svg:y2="7.15cm">
          <text:p/>
        </draw:line>
        <draw:line draw:style-name="gr3" draw:text-style-name="P1" draw:layer="layout" svg:x1="16.256cm" svg:y1="8.382cm" svg:x2="11.222cm" svg:y2="6.35cm">
          <text:p/>
        </draw:line>
        <draw:custom-shape draw:style-name="gr1" draw:text-style-name="P2" draw:layer="layout" svg:width="3.302cm" svg:height="2.032cm" svg:x="7.158cm" svg:y="5.118cm">
          <text:p text:style-name="P2">REST A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34cm" svg:height="2.032cm" svg:x="1.016cm" svg:y="4.48cm">
          <text:p text:style-name="P2">PC UI on deskto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34cm" svg:height="1.524cm" svg:x="1.016cm" svg:y="6.958cm">
          <text:p text:style-name="P2">Old Mobile UI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02cm" svg:y1="13.208cm" svg:x2="12.446cm" svg:y2="13.208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8T13:13:42.67</meta:creation-date>
    <dc:date>2013-12-18T13:51:43.65</dc:date>
    <meta:editing-duration>PT30M29S</meta:editing-duration>
    <meta:editing-cycles>15</meta:editing-cycles>
    <meta:generator>LibreOffice/4.0.0.3$Windows_x86 LibreOffice_project/7545bee9c2a0782548772a21bc84a9dcc583b89</meta:generator>
    <meta:document-statistic meta:object-count="94"/>
  </office:meta>
</office:document-meta>
</file>